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1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8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.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4">[Hebrew]/</text:p>
      <text:p text:style-name="P2">a funeral address/</text:p>
      <text:p text:style-name="P3">Over this funeral pall a venerable figure bends. <text:s/>Sorrow is/ depicted in its lineaments. <text:s/>Behold the olden religion wailing/ the loss of a faithful disciple! <text:s/>Children of Hannah/ Florance! <text:s/><text:span text:style-name="T2">you can</text:span><text:span text:style-name="T3"> assuage the grief felt by your/ mother's revered belief. <text:s/>I pray with sincerity that your/ adherence thereto, may not demand the weighty sacrifices/ this righteous woman voluntarily made. <text:s/>But you should/ treasure up her example. <text:s/>You, her descendants, should/ perpetuate the principles she nobly maintained; honor our/ faith by acknowledging it as your supreme guide./ <text:s/>It was thus that the estimable being now enshrouded from/ our vision, earned the gratitude of the Hebrew community/ and, as I believe, the love of the Creator. <text:s/>In the struggle/ between duty and natural cravings or affections, the contest/ did not long remain indecisive. <text:s/>The former bore always/ the palm. <text:s/>Surrounded by allurements, to which many/ complacently yeilded[sic!], she proved constant to her people/ and her God. <text:s/>Could I draw but a few of the salient/ traits in the character of the departed, I would elicit/ from my hearers this confession. <text:s/>Judaism is the/</text:span></text:p>
      <text:p text:style-name="P3"><text:span text:style-name="T3"/></text:p>
      <text:p text:style-name="P3"><text:span text:style-name="T3">[Page 2]</text:span></text:p>
      <text:p text:style-name="P3"><text:span text:style-name="T3">parent of virtue. <text:s/>Its votaries rise through it above/ the severest trials of life. <text:s/>By its means they are spiritualized./ <text:s/>But I forbear, lest my words sound like flattery. <text:s/>For, she/ whom we lament, enjoyed wealth--the main-spring of/ fulsome adulation. <text:s/>Yet, to continue altogether silent/ would be equally unbecoming, as to be guilty of sycophancy./ <text:s/>Human praise cannot reach her, whom angels greet to the/ </text:span><text:soft-page-break/><text:span text:style-name="T3">abode of bliss. <text:s/>But the living, they that are left to cope/ with the passions, she so nobly overcame, they must,/ partially at least--be shown the lesson taught by this/ sainted Jewess. <text:s/>The more needful is that imparting,/ because many of the rich wantonly cast off the health-/-ful yoke imposed by Israel's creed; and others--less favorably situated--aping their/ doings, affect contempt for our divine behests./</text:span></text:p>
      <text:p text:style-name="P3"><text:span text:style-name="T3">Hannah Florance never presumed to set her final position at/ war with the Law of Sinai. <text:s/>No: she improved the/ occasion which enabled her to carry its standard aloft./ <text:s/>What she prized above temporal advantages, she would/ render honorable by </text:span><text:span text:style-name="T4">her</text:span><text:span text:style-name="T5"> personal exertions. <text:s/>Hence did her name ap-/-pear conspicuously among the women of Israel, who secure/ for their religion general commendation, by seeking out in-/-digence, and relieving its woes, by educating the untutored,/</text:span></text:p>
      <text:p text:style-name="P3"><text:span text:style-name="T5"/></text:p>
      <text:p text:style-name="P3"><text:span text:style-name="T5">[Page 3]</text:span></text:p>
      <text:p text:style-name="P3"><text:span text:style-name="T5">by lessening the evils of ignorance and pauperism. <text:s/>Hence she also/ contributed largely to the support of Divine worship, and early/ joined it in a devout attitude. <text:s/>Hence she hallowed the/ Sabbath, and, as the humblest of her brethren, kept the precepts of/ Holy Writ. <text:s/>And if at times, circumstances beyond her control/ precluded her conforming entirely to the dictum of revelation &amp;/ tradition, she bore the satisfaction of having endeavoured to do/ </text:span><text:span text:style-name="T6">all</text:span><text:span text:style-name="T5"> her duty. <text:s/>What comfort did she not derive from that/ consciousness of her good intentions! <text:s/>A downy fellow/ it was to her aching heart. <text:s/>The world might hesitate to/ award the merit due to her religious fidelity. <text:s/>The world/ might even misjudge. <text:s/>She rested upon the consolatory/ belief in an all-seeing God. <text:s/>He had searched her and/ found her pure. <text:s/>Death had therefore no terror for her/ soul. <text:s/>It envelopped[sic!] from her mortal ken objects/ tenderly loved, but it opened to her spiritual view the Essence/ of love, the full radiance of that sun of righteousness which never sets./ <text:s/>The delights of eternity, the rejoicing among the blessed/ at her arrival. <text:s/>Let no tear be shed over these peri-/-shable remains. <text:s/>The spirit that dwelt thereon lives, and bids/ all who loved and respected Hannah Florance to copy her stead-/-fastness in the path of truth, her piety, her sublime virtues./</text:span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4:44:01.73</meta:creation-date>
    <meta:document-statistic meta:table-count="0" meta:image-count="0" meta:object-count="0" meta:page-count="3" meta:paragraph-count="69" meta:word-count="780" meta:character-count="5103"/>
    <dc:date>2012-10-31T15:03:22.70</dc:date>
    <meta:editing-duration>PT50S</meta:editing-duration>
    <meta:editing-cycles>1</meta:editing-cycles>
    <meta:generator>OpenOffice.org/3.4.1$Win32 OpenOffice.org_project/341m1$Build-9593</meta:generator>
  </office:meta>
</office:document-meta>
</file>